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e0b" officeooo:paragraph-rsid="00090e0b"/>
    </style:style>
    <style:style style:name="P2" style:family="paragraph" style:parent-style-name="Standard">
      <style:text-properties officeooo:rsid="000c232c" officeooo:paragraph-rsid="000c2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/>
      <text:p text:style-name="P2">muut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08:58:35.638933604</meta:creation-date>
    <dc:date>2024-11-01T09:41:04.223753422</dc:date>
    <meta:editing-duration>PT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" meta:character-count="10" meta:non-whitespace-character-count="10"/>
  </office:meta>
</office:document-meta>
</file>